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ew York" svg:font-family="New York" style:font-family-generic="roman" style:font-pitch="variable" svg:panose-1="2 4 5 3 6 5 6 2 3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ourier" svg:font-family="Courier" style:font-family-generic="modern" style:font-pitch="fixed" svg:panose-1="2 7 4 9 2 2 5 2 4 4"/>
    <style:font-face style:name="Times" svg:font-family="Times" style:font-family-generic="roman" style:font-pitch="variable" svg:panose-1="2 2 6 3 5 4 5 2 3 4"/>
    <style:font-face style:name="Geneva" svg:font-family="Geneva" style:font-family-generic="system" svg:panose-1="0 0 0 0 0 0 0 0 0 0"/>
    <style:font-face style:name="Zapf Dingbats" svg:font-family="Zapf Dingbats" style:font-family-generic="system" svg:panose-1="0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ch2" style:master-page-name="MP0" style:family="paragraph">
      <style:paragraph-properties fo:break-before="page" style:page-number="1"/>
    </style:style>
    <style:style style:name="P2" style:parent-style-name="Forth" style:family="paragraph">
      <style:paragraph-properties fo:keep-with-next="always"/>
    </style:style>
    <style:style style:name="P3" style:parent-style-name="Forth" style:family="paragraph">
      <style:paragraph-properties fo:keep-with-next="always"/>
    </style:style>
    <style:style style:name="P4" style:parent-style-name="Forth" style:family="paragraph">
      <style:paragraph-properties fo:keep-with-next="always"/>
    </style:style>
    <style:style style:name="P5" style:parent-style-name="Forth" style:family="paragraph">
      <style:paragraph-properties fo:keep-with-next="always"/>
    </style:style>
    <style:style style:name="P6" style:parent-style-name="Forth" style:family="paragraph">
      <style:paragraph-properties fo:keep-with-next="always"/>
    </style:style>
    <style:style style:name="P7" style:parent-style-name="Forth" style:family="paragraph">
      <style:paragraph-properties fo:keep-with-next="always"/>
    </style:style>
    <style:style style:name="P8" style:parent-style-name="Forth" style:family="paragraph">
      <style:paragraph-properties fo:keep-with-next="always"/>
    </style:style>
  </office:automatic-styles>
  <office:body>
    <office:text text:use-soft-page-breaks="true">
      <text:p text:style-name="P1"/>
      <text:p text:style-name="ch2">Chapter 8</text:p>
      <text:h text:style-name="Heading1" text:outline-level="1">MIDI Manager and Custom MIDI</text:h>
      <text:p text:style-name="tx"/>
      <text:h text:style-name="Heading2" text:outline-level="2">Selecting between the MIDI Manager and Custom MIDI</text:h>
      <text:p text:style-name="tx"><text:alphabetical-index-mark text:string-value="MIDI Manager, 8-"/>The Macintosh version of HMSL can use either the Apple MIDI Manager and Driver, or a<text:s/><text:alphabetical-index-mark text:string-value="MIDI, Custom Driver ,6-"/>custom MIDI driver. <text:s/>The default<text:s/>is the Apple MIDI Manager. <text:s/>This must be installed as described in chapter one. <text:s/>To use the custom driver instead, enter the following:</text:p>
      <text:p text:style-name="Forth">HMSL.TERM</text:p>
      <text:p text:style-name="Forth">USE.CUSTOM.MIDI</text:p>
      <text:p text:style-name="Forth">HMSL.INIT</text:p>
      <text:p text:style-name="tx">If you would like to make the custom driver the default, do the following:</text:p>
      <text:p text:style-name="Forth">Run HMSL by double clicking on the icon.</text:p>
      <text:p text:style-name="Forth">Answer 'n' for no when asked to initialize.</text:p>
      <text:p text:style-name="Forth">Enter: <text:s/>USE.CUSTOM.MIDI</text:p>
      <text:p text:style-name="Forth">Enter: SAVE-FORTH</text:p>
      <text:p text:style-name="tx">In general, you will not notice any differences between the two systems, except for those described below.</text:p>
      <text:p text:style-name="tx">To get back to using the MIDI Manager, enter:</text:p>
      <text:p text:style-name="Forth">HMSL.TERM</text:p>
      <text:p text:style-name="Forth">USE.MIDI.MANAGER</text:p>
      <text:p text:style-name="Forth">HMSL.INIT</text:p>
      <text:h text:style-name="Heading2" text:outline-level="2">Comparing the MIDI Manager and<text:s/>Custom MIDI</text:h>
      <text:p text:style-name="tx">The Apple MIDI Manager is a tool provided by Apple that allows multiple applications to share the serial ports without interfering with each other. <text:s/>An application called the PatchBay allows you to connect one MIDI manager based application to another or the the MIDI ports. <text:s/>The Apple MIDI Manager provides MIDI Time Code sync and generation for use with SMPTE. <text:s/>The Apple MIDI Manager provides time stamping for output packets, which is used in HMSL as an event buffer. <text:s/>Unfortunately, this buffer<text:s/>is quite small (32 note on/offs). The MIDI manager can also be slow. <text:s/>Some users have reported having chords play as arpeggios. <text:s/>Since Apple provides this code, compatibility is "guaranteed" across the Apple family.</text:p>
      <text:p text:style-name="tx">The Custom MIDI Driver was adapted from an older version of HMSL. <text:s/>It uses a custom Event Buffer that can also schedule events other then MIDI. <text:s/>It is used, for example, to support the wakeup buffer for the multitasking system, and could be used for DSP control. <text:s/>The custom driver seems to be faster then the Apple code despite being coded primarily in high level Forth! <text:s/>Here is a table that summarizes the differences between the two systems.</text:p>
      <text:p text:style-name="tx"/>
      <text:soft-page-break/>
      <text:p text:style-name="P2"><text:tab/>Item<text:tab/><text:tab/><text:tab/><text:tab/><text:tab/><text:tab/>Apple<text:tab/><text:tab/>Custom</text:p>
      <text:p text:style-name="P3">speed of execution<text:tab/><text:tab/>Slow<text:tab/><text:tab/>Fast</text:p>
      <text:p text:style-name="P4">#notes that can be buffered<text:tab/>32<text:tab/><text:tab/>1000+</text:p>
      <text:p text:style-name="P5">full source provided<text:tab/><text:tab/>No<text:tab/><text:tab/>Yes</text:p>
      <text:p text:style-name="P6">Apple blessed<text:tab/><text:tab/><text:tab/><text:tab/>Yes<text:tab/><text:tab/>No</text:p>
      <text:p text:style-name="P7">SMPTE and MIDI Time Code<text:tab/>Yes<text:tab/><text:tab/>No, not yet</text:p>
      <text:p text:style-name="P8">patchable between apps<text:tab/><text:tab/>Yes<text:tab/><text:tab/>No</text:p>
      <text:p text:style-name="Forth">mixed Events in Buffer<text:tab/><text:tab/>No<text:tab/><text:tab/>Yes</text:p>
      <text:p text:style-name="Forth"/>
      <text:p text:style-name="tx">Each system has advantages, if one of them does not work for your application, the other probably will.</text:p>
      <text:h text:style-name="Heading2" text:outline-level="2">MIDI Manager Problems</text:h>
      <text:h text:style-name="Heading3" text:outline-level="3">Output Buffer Fills Up - MIDIM.SEND</text:h>
      <text:p text:style-name="tx">The MIDI Manager supports time stamping on output. <text:s/>This means that you can send a MIDI Packet to the MIDI Manager with a time for it to be output. <text:s/>The MIDI manager will hold onto it until that time, then output it.</text:p>
      <text:p text:style-name="tx">There is a limited space to hold these output events. <text:s/>The Apple MIDI Driver only has a 4K buffer which is enough for about 128 notes. <text:s/>If you schedule too many notes in advance, the buffer can fill up. <text:s/>If this happens, HMSL will wait for a while then try again. <text:s/>If HMSL can’t output MIDI, it will eventually abort.</text:p>
      <text:p text:style-name="tx">This can occur if you try to schedule too far in advance, like an entire piece worth of notes some time next week. <text:s/>This is usually from a bug in your code. <text:s/>This can also occur if you are outputting notes at a high rate and have TIME-ADVANCE set too high.</text:p>
      <text:p text:style-name="tx">The only way to unclog the buffer is to trick the MIDI manager into thinking it is now the distant future by entering:</text:p>
      <text:p text:style-name="Forth">MIDI.UNCLOG</text:p>
      <text:p text:style-name="Forth"/>
      <text:p text:style-name="tx">You may also want to lower the TIME-ADVANCE to prevent this from happening in the future. <text:s/>(See TIME &amp; Scheduling.)</text:p>
      <text:p text:style-name="Forth">10 <text:s/>TIME-ADVANCE <text:s/>!</text:p>
      <text:h text:style-name="Heading3" text:outline-level="3">Serial Ports in Use</text:h>
      <text:p text:style-name="tx">There is a bug in Chooser that can cause the phone port to look like it is in use when it is not. <text:s text:c="2"/>This can prevent any use of that port for MIDI. <text:s/>To forceably free the Phone Port (A), enter:</text:p>
      <text:p text:style-name="Forth">MIDI.FIX.SPCONFIG</text:p>
      <text:p text:style-name="tx">The printer port is often in use by AppleTalk. <text:s/>You can turn off AppleTalk in the Chooser if you want to use that port for MIDI instead.</text:p>
      <text:h text:style-name="Heading2" text:outline-level="2">Using Both Ports</text:h>
      <text:p text:style-name="tx"><text:alphabetical-index-mark text:string-value="Printer port, 8-"/>You can select between the phone and the printer port for MIDI. <text:s/>To switch ports, set the variable MIDI-PORT to 0 or 1. <text:s/>For example:</text:p>
      <text:p text:style-name="Forth">0 MIDI-PORT ! <text:s/>\ use phone port</text:p>
      <text:p text:style-name="Forth">MIDI.SEQOUT</text:p>
      <text:p text:style-name="Forth">1 MIDI-PORT ! <text:s/>\ use printer port</text:p>
      <text:p text:style-name="Forth">MIDI.SEQOUT</text:p>
      <text:soft-page-break/>
      <text:h text:style-name="Heading2" text:outline-level="2">HMSL Timing and SMPTE</text:h>
      <text:p text:style-name="tx"><text:alphabetical-index-mark text:string-value="SMPTE, 8-"/>HMSL derives its timing from the TIMER1 hardware clock. <text:s/>This is used by Macintosh local sound. <text:s/>For this reason, local sound cannot be used with HMSL. <text:s/>HMSL will automatically turn down the volume when it runs. <text:s/>HMSL drives the MIDI Drivers clock using the values<text:s/>from this hardware clock. <text:s/>The Application Sync bit must be set using the Patchbay Desk Accessory for the timing to work.</text:p>
      <text:p text:style-name="tx">If you want to use the MIDI Manager timing, enter:</text:p>
      <text:p text:style-name="Forth">USE.MIDI.TIMING</text:p>
      <text:p text:style-name="tx">This will give you a 1000 ticks per second clock. <text:s/>You can then use the PatchBay to select whether to use Internal Timing or to use External MIDI Time Code. <text:s/>Time Code can be generated from SMPTE on tape using specialized hardware.</text:p>
      <text:h text:style-name="Heading2" text:outline-level="2">Further Information</text:h>
      <text:p text:style-name="tx">For more information, see the release notes that came with HMSL. <text:s/>If you want to examine the source code, look in:</text:p>
      <text:p text:style-name="Forth">HH:H4th_MIDI+RTC</text:p>
      <text:p text:style-name="Forth">HH:H4th_MIDI_IO<text:tab/>= Midi Manager Interface</text:p>
      <text:p text:style-name="Forth">HH:H4th_CUSTOM_MIDI</text:p>
      <text:p text:style-name="Forth">H:MIDI<text:tab/><text:tab/><text:tab/>= host independant code</text:p>
      <text:p text:style-name="tx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ew York" svg:font-family="New York" style:font-family-generic="roman" style:font-pitch="variable" svg:panose-1="2 4 5 3 6 5 6 2 3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ourier" svg:font-family="Courier" style:font-family-generic="modern" style:font-pitch="fixed" svg:panose-1="2 7 4 9 2 2 5 2 4 4"/>
    <style:font-face style:name="Times" svg:font-family="Times" style:font-family-generic="roman" style:font-pitch="variable" svg:panose-1="2 2 6 3 5 4 5 2 3 4"/>
    <style:font-face style:name="Geneva" svg:font-family="Geneva" style:font-family-generic="system" svg:panose-1="0 0 0 0 0 0 0 0 0 0"/>
    <style:font-face style:name="Zapf Dingbats" svg:font-family="Zapf Dingbats" style:font-family-generic="system" svg:panose-1="0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New York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border-top="none" fo:border-left="none" fo:border-bottom="0.0208in solid #000000" fo:border-right="none" fo:padding="0in" style:shadow="none" fo:text-align="center" fo:margin-top="0.0277in" fo:margin-bottom="0.1388in"/>
      <style:text-properties style:font-name="Helvetica" style:font-name-complex="Helvetica" fo:font-weight="bold" style:font-weight-asian="bold" fo:font-size="18pt" style:font-size-asian="18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1388in" fo:margin-bottom="0.1388in"/>
      <style:text-properties style:font-name="Helvetica" style:font-name-complex="Helvetica" fo:font-weight="bold" style:font-weight-asian="bold" fo:font-size="14pt" style:font-size-asian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0694in" fo:margin-bottom="0.0833in"/>
      <style:text-properties style:font-name="Helvetica" style:font-name-complex="Helvetica" fo:font-weight="bold" style:font-weight-asian="bold" fo:font-size="10pt" style:font-size-asian="10pt" fo:hyphenate="false"/>
    </style:style>
    <style:style style:name="Heading4" style:display-name="Heading 4" style:family="paragraph" style:parent-style-name="Normal" style:next-style-name="Normal" style:default-outline-level="4">
      <style:paragraph-properties fo:margin-bottom="0.0833in"/>
      <style:text-properties style:font-name="Helvetica" style:font-name-complex="Helvetica" fo:font-weight="bold" style:font-weight-asian="bold" fo:font-size="9pt" style:font-size-asian="9pt" fo:hyphenate="false"/>
    </style:style>
    <style:style style:name="Heading5" style:display-name="Heading 5" style:family="paragraph" style:parent-style-name="Normal" style:next-style-name="Normal" style:default-outline-level="5">
      <style:paragraph-properties fo:margin-left="0.5in">
        <style:tab-stops/>
      </style:paragraph-properties>
      <style:text-properties fo:font-weight="bold" style:font-weight-asian="bold" style:font-weight-complex="bold" fo:font-size="10pt" style:font-size-asian="10pt" fo:hyphenate="false"/>
    </style:style>
    <style:style style:name="Heading6" style:display-name="Heading 6" style:family="paragraph" style:parent-style-name="Normal" style:next-style-name="Normal" style:default-outline-level="6">
      <style:paragraph-properties fo:margin-left="0.5in">
        <style:tab-stops/>
      </style:paragraph-properties>
      <style:text-properties fo:font-size="10pt" style:font-size-asian="10pt" style:text-underline-type="single" style:text-underline-style="solid" style:text-underline-width="auto" style:text-underline-mode="continuous" fo:hyphenate="false"/>
    </style:style>
    <style:style style:name="Heading7" style:display-name="Heading 7" style:family="paragraph" style:parent-style-name="Normal" style:next-style-name="Normal" style:default-outline-level="7">
      <style:paragraph-properties fo:margin-left="0.5in">
        <style:tab-stops/>
      </style:paragraph-properties>
      <style:text-properties fo:font-style="italic" style:font-style-asian="italic" style:font-style-complex="italic" fo:font-size="10pt" style:font-size-asian="10pt" fo:hyphenate="false"/>
    </style:style>
    <style:style style:name="Heading8" style:display-name="Heading 8" style:family="paragraph" style:parent-style-name="Normal" style:next-style-name="Normal" style:default-outline-level="8">
      <style:paragraph-properties fo:margin-left="0.5in">
        <style:tab-stops/>
      </style:paragraph-properties>
      <style:text-properties fo:font-style="italic" style:font-style-asian="italic" style:font-style-complex="italic" fo:font-size="10pt" style:font-size-asian="10pt" fo:hyphenate="false"/>
    </style:style>
    <style:style style:name="Heading9" style:display-name="Heading 9" style:family="paragraph" style:parent-style-name="Normal" style:next-style-name="Normal" style:default-outline-level="9">
      <style:paragraph-properties fo:margin-left="0.5in">
        <style:tab-stops/>
      </style:paragraph-properties>
      <style:text-properties fo:font-style="italic" style:font-style-asian="italic" style:font-style-complex="italic" fo:font-size="10pt" style:font-size-asian="10pt" fo:hyphenate="false"/>
    </style:style>
    <style:style style:name="Normal" style:display-name="Normal" style:family="paragraph">
      <style:text-properties fo:font-size="12pt" style:font-size-asian="12pt" fo:hyphenate="false"/>
    </style:style>
    <style:style style:name="DefaultParagraphFont" style:display-name="Default Paragraph Font" style:family="text"/>
    <style:style style:name="TOC3" style:display-name="TOC 3" style:family="paragraph" style:parent-style-name="Normal" style:next-style-name="Normal">
      <style:paragraph-properties fo:margin-left="1in" fo:margin-right="0.5in">
        <style:tab-stops>
          <style:tab-stop style:type="left" style:leader-style="dotted" style:leader-text="." style:position="4.75in"/>
          <style:tab-stop style:type="right" style:position="5in"/>
        </style:tab-stops>
      </style:paragraph-properties>
      <style:text-properties fo:hyphenate="false"/>
    </style:style>
    <style:style style:name="TOC2" style:display-name="TOC 2" style:family="paragraph" style:parent-style-name="Normal" style:next-style-name="Normal">
      <style:paragraph-properties fo:margin-left="0.5in" fo:margin-right="0.5in">
        <style:tab-stops>
          <style:tab-stop style:type="left" style:leader-style="dotted" style:leader-text="." style:position="5.25in"/>
          <style:tab-stop style:type="right" style:position="5.5in"/>
        </style:tab-stops>
      </style:paragraph-properties>
      <style:text-properties fo:hyphenate="false"/>
    </style:style>
    <style:style style:name="TOC1" style:display-name="TOC 1" style:family="paragraph" style:parent-style-name="Normal" style:next-style-name="Normal">
      <style:paragraph-properties fo:margin-right="0.5in">
        <style:tab-stops>
          <style:tab-stop style:type="left" style:leader-style="dotted" style:leader-text="." style:position="5.75in"/>
          <style:tab-stop style:type="right" style:position="6in"/>
        </style:tab-stops>
      </style:paragraph-properties>
      <style:text-properties fo:hyphenate="false"/>
    </style:style>
    <style:style style:name="Index7" style:display-name="Index 7" style:family="paragraph" style:parent-style-name="Normal" style:next-style-name="Normal">
      <style:paragraph-properties fo:margin-left="1.5in">
        <style:tab-stops/>
      </style:paragraph-properties>
      <style:text-properties fo:hyphenate="false"/>
    </style:style>
    <style:style style:name="Index6" style:display-name="Index 6" style:family="paragraph" style:parent-style-name="Normal" style:next-style-name="Normal">
      <style:paragraph-properties fo:margin-left="1.25in">
        <style:tab-stops/>
      </style:paragraph-properties>
      <style:text-properties fo:hyphenate="false"/>
    </style:style>
    <style:style style:name="Index5" style:display-name="Index 5" style:family="paragraph" style:parent-style-name="Normal" style:next-style-name="Normal">
      <style:paragraph-properties fo:margin-left="1in">
        <style:tab-stops/>
      </style:paragraph-properties>
      <style:text-properties fo:hyphenate="false"/>
    </style:style>
    <style:style style:name="Index4" style:display-name="Index 4" style:family="paragraph" style:parent-style-name="Normal" style:next-style-name="Normal">
      <style:paragraph-properties fo:margin-left="0.75in">
        <style:tab-stops/>
      </style:paragraph-properties>
      <style:text-properties fo:hyphenate="false"/>
    </style:style>
    <style:style style:name="Index3" style:display-name="Index 3" style:family="paragraph" style:parent-style-name="Normal" style:next-style-name="Normal">
      <style:paragraph-properties fo:margin-left="0.5in">
        <style:tab-stops/>
      </style:paragraph-properties>
      <style:text-properties fo:hyphenate="false"/>
    </style:style>
    <style:style style:name="Index2" style:display-name="Index 2" style:family="paragraph" style:parent-style-name="Normal" style:next-style-name="Normal">
      <style:paragraph-properties fo:margin-left="0.25in">
        <style:tab-stops/>
      </style:paragraph-properties>
      <style:text-properties fo:hyphenate="false"/>
    </style:style>
    <style:style style:name="Index1" style:display-name="Index 1" style:family="paragraph" style:parent-style-name="Normal" style:next-style-name="Normal">
      <style:text-properties fo:hyphenate="false"/>
    </style:style>
    <style:style style:name="LineNumber" style:display-name="Line Numbe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0.002in"/>
          <style:tab-stop style:type="right" style:position="0.0041in"/>
        </style:tab-stops>
      </style:paragraph-properties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0.002in"/>
          <style:tab-stop style:type="right" style:position="0.0041in"/>
        </style:tab-stops>
      </style:paragraph-properties>
      <style:text-properties fo:hyphenate="false"/>
    </style:style>
    <style:style style:name="FootnoteReference" style:display-name="Footnote Reference" style:family="text" style:parent-style-name="DefaultParagraphFont">
      <style:text-properties style:text-position="37.5% 100%" fo:font-size="8pt" style:font-size-asian="8pt" style:font-size-complex="8pt"/>
    </style:style>
    <style:style style:name="FootnoteText" style:display-name="Footnote Text" style:family="paragraph" style:parent-style-name="Normal">
      <style:text-properties fo:font-size="10pt" style:font-size-asian="10pt" fo:hyphenate="false"/>
    </style:style>
    <style:style style:name="PageNumber" style:display-name="Page Number" style:family="text" style:parent-style-name="DefaultParagraphFont"/>
    <style:style style:name="code" style:display-name="code" style:family="paragraph" style:parent-style-name="Normal">
      <style:paragraph-properties fo:margin-bottom="0.055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</style:tab-stops>
      </style:paragraph-properties>
      <style:text-properties style:font-name="Courier" style:font-name-complex="Courier" fo:font-size="10pt" style:font-size-asian="10pt" fo:hyphenate="false"/>
    </style:style>
    <style:style style:name="tx" style:display-name="tx" style:family="paragraph" style:parent-style-name="Normal">
      <style:paragraph-properties fo:margin-top="0.0277in" fo:margin-bottom="0.0555in" fo:margin-left="0.25in">
        <style:tab-stops/>
      </style:paragraph-properties>
      <style:text-properties style:font-name="Times" style:font-name-complex="Times" fo:font-size="10pt" style:font-size-asian="10pt" fo:hyphenate="false"/>
    </style:style>
    <style:style style:name="Forth" style:display-name="Forth" style:family="paragraph" style:parent-style-name="Normal">
      <style:paragraph-properties fo:margin-bottom="0.0277in" fo:margin-left="0.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</style:tab-stops>
      </style:paragraph-properties>
      <style:text-properties style:font-name="Courier" style:font-name-complex="Courier" fo:font-size="10pt" style:font-size-asian="10pt" fo:hyphenate="false"/>
    </style:style>
    <style:style style:name="DefStart" style:display-name="DefStart" style:family="paragraph" style:parent-style-name="Normal" style:next-style-name="DefBody">
      <style:paragraph-properties fo:keep-with-next="always" fo:margin-top="0.0833in" fo:margin-bottom="0.0277in" fo:margin-left="0.125in" fo:margin-right="-0.5in">
        <style:tab-stops/>
      </style:paragraph-properties>
      <style:text-properties style:font-name="Courier" style:font-name-complex="Courier" fo:font-weight="bold" style:font-weight-asian="bold" fo:font-size="10pt" style:font-size-asian="10pt" fo:hyphenate="false"/>
    </style:style>
    <style:style style:name="DefBody" style:display-name="DefBody" style:family="paragraph" style:parent-style-name="tx">
      <style:paragraph-properties fo:margin-left="0.375in">
        <style:tab-stops/>
      </style:paragraph-properties>
      <style:text-properties fo:hyphenate="false"/>
    </style:style>
    <style:style style:name="DefCode" style:display-name="DefCode" style:family="paragraph" style:parent-style-name="Forth">
      <style:paragraph-properties fo:margin-left="0.75in">
        <style:tab-stops>
          <style:tab-stop style:type="left" style:position="0in"/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</style:tab-stops>
      </style:paragraph-properties>
      <style:text-properties fo:hyphenate="false"/>
    </style:style>
    <style:style style:name="RelWords" style:display-name="RelWords" style:family="paragraph">
      <style:paragraph-properties fo:margin-top="0.0555in" fo:margin-bottom="0.0555in" fo:margin-left="0.375in">
        <style:tab-stops/>
      </style:paragraph-properties>
      <style:text-properties style:font-name="Courier" style:font-name-complex="Courier" fo:hyphenate="false"/>
    </style:style>
    <style:style style:name="GlosStart" style:display-name="GlosStart" style:family="paragraph" style:parent-style-name="Normal">
      <style:paragraph-properties fo:keep-with-next="always" fo:border-top="0.0104in solid #000000" fo:border-left="none" fo:border-bottom="none" fo:border-right="none" fo:padding="0in" style:shadow="none" fo:margin-top="0.0833in" fo:margin-bottom="0.0555in" fo:margin-right="-0.5in"/>
      <style:text-properties style:font-name="Courier" style:font-name-complex="Courier" fo:font-weight="bold" style:font-weight-asian="bold" fo:hyphenate="false"/>
    </style:style>
    <style:style style:name="GlosBody" style:display-name="GlosBody" style:family="paragraph" style:parent-style-name="DefBody">
      <style:paragraph-properties fo:margin-top="0.0555in"/>
      <style:text-properties style:font-name="New York" style:font-name-complex="New York" fo:hyphenate="false"/>
    </style:style>
    <style:style style:name="GlosCode" style:display-name="GlosCode" style:family="paragraph" style:parent-style-name="DefCode">
      <style:text-properties fo:hyphenate="false"/>
    </style:style>
    <style:style style:name="NumPar" style:display-name="NumPar" style:family="paragraph">
      <style:paragraph-properties fo:margin-top="0.0277in" fo:margin-bottom="0.0555in" fo:margin-left="0.4375in" fo:text-indent="-0.1875in">
        <style:tab-stops/>
      </style:paragraph-properties>
      <style:text-properties style:font-name="Times" style:font-name-complex="Times" fo:hyphenate="false"/>
    </style:style>
    <style:style style:name="test" style:display-name="test" style:family="paragraph" style:parent-style-name="Normal">
      <style:text-properties fo:hyphenate="false"/>
    </style:style>
    <style:style style:name="methodtableentry" style:display-name="methodtableentry" style:family="paragraph" style:parent-style-name="Normal">
      <style:paragraph-properties fo:margin-bottom="0.0555in">
        <style:tab-stops>
          <style:tab-stop style:type="right" style:position="0.25in"/>
          <style:tab-stop style:type="left" style:position="0.375in"/>
        </style:tab-stops>
      </style:paragraph-properties>
      <style:text-properties style:font-name="Courier" style:font-name-complex="Courier" fo:font-size="10pt" style:font-size-asian="10pt" fo:hyphenate="false"/>
    </style:style>
    <style:style style:name="NumParBody" style:display-name="NumParBody" style:family="paragraph" style:parent-style-name="NumPar">
      <style:paragraph-properties fo:text-indent="0in"/>
      <style:text-properties fo:hyphenate="false"/>
    </style:style>
    <style:style style:name="declaration" style:display-name="declaration" style:family="paragraph" style:parent-style-name="Normal" style:next-style-name="tx">
      <style:paragraph-properties fo:margin-top="0.0833in" fo:margin-bottom="0.0277in" fo:margin-left="0.125in" fo:margin-right="-0.5in">
        <style:tab-stops/>
      </style:paragraph-properties>
      <style:text-properties style:font-name="Courier" style:font-name-complex="Courier" fo:font-weight="bold" style:font-weight-asian="bold" fo:font-size="10pt" style:font-size-asian="10pt" fo:hyphenate="false"/>
    </style:style>
    <style:style style:name="chaphead" style:display-name="chaphead" style:family="paragraph" style:parent-style-name="Normal" style:next-style-name="ch2">
      <style:paragraph-properties fo:border-top="none" fo:border-left="none" fo:border-bottom="0.0208in solid #000000" fo:border-right="none" fo:padding="0in" style:shadow="none" fo:text-align="center" fo:margin-top="0.4166in"/>
      <style:text-properties fo:hyphenate="false"/>
    </style:style>
    <style:style style:name="ch2" style:display-name="ch2" style:family="paragraph" style:parent-style-name="Normal" style:next-style-name="Heading1">
      <style:paragraph-properties fo:border-top="none" fo:border-left="none" fo:border-bottom="0.0208in solid #000000" fo:border-right="none" fo:padding="0in" style:shadow="none" fo:text-align="center" fo:margin-top="0.0277in"/>
      <style:text-properties style:font-name="Helvetica" style:font-name-complex="Helvetica" fo:font-weight="bold" style:font-weight-asian="bold" fo:font-size="18pt" style:font-size-asian="18pt" fo:hyphenate="false"/>
    </style:style>
    <style:style style:name="dlafterhead" style:display-name="dl after head" style:family="paragraph" style:parent-style-name="declaration">
      <style:paragraph-properties fo:margin-top="0in"/>
      <style:text-properties fo:hyphenate="false"/>
    </style:style>
    <style:style style:name="definition" style:display-name="definition" style:family="paragraph" style:parent-style-name="tx">
      <style:paragraph-properties fo:margin-left="0.375in">
        <style:tab-stops/>
      </style:paragraph-properties>
      <style:text-properties fo:hyphenate="false"/>
    </style:style>
    <style:style style:name="methodtable" style:display-name="method table" style:family="paragraph" style:parent-style-name="Normal">
      <style:paragraph-properties fo:keep-with-next="always" fo:margin-bottom="0.0833in">
        <style:tab-stops>
          <style:tab-stop style:type="left" style:position="1.75in"/>
        </style:tab-stops>
      </style:paragraph-properties>
      <style:text-properties style:font-name="Courier" style:font-name-complex="Courier" fo:font-size="9pt" style:font-size-asian="9pt" fo:hyphenate="false"/>
    </style:style>
    <style:style style:name="tablehead" style:display-name="tablehead" style:family="paragraph" style:parent-style-name="methodtable">
      <style:paragraph-properties fo:margin-top="0.1111in"/>
      <style:text-properties style:font-name="Geneva" style:font-name-complex="Geneva" fo:font-weight="bold" style:font-weight-asian="bold" style:text-underline-type="single" style:text-underline-style="solid" style:text-underline-width="auto" style:text-underline-mode="continuous" fo:hyphenate="false"/>
    </style:style>
    <style:style style:name="Tablefoot" style:display-name="Tablefoot" style:family="paragraph" style:parent-style-name="tablehead">
      <style:paragraph-properties fo:keep-with-next="auto" fo:margin-bottom="0.1944in"/>
      <style:text-properties fo:font-weight="normal" style:font-weight-asian="normal" fo:hyphenate="false"/>
    </style:style>
    <style:style style:name="bulletedlist" style:display-name="bulleted list" style:family="paragraph" style:parent-style-name="Normal">
      <style:paragraph-properties fo:margin-bottom="0.0555in" fo:margin-left="0.25in" fo:text-indent="-0.25in">
        <style:tab-stops>
          <style:tab-stop style:type="left" style:position="0in"/>
        </style:tab-stops>
      </style:paragraph-properties>
      <style:text-properties style:font-name="Times" style:font-name-complex="Times" fo:font-size="10pt" style:font-size-asian="10pt" fo:hyphenate="false"/>
    </style:style>
    <style:style style:name="cv" style:display-name="cv" style:family="paragraph" style:parent-style-name="Normal">
      <style:paragraph-properties fo:margin-left="0.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</style:tab-stops>
      </style:paragraph-properties>
      <style:text-properties style:font-name="Courier" style:font-name-complex="Courier" fo:font-size="10pt" style:font-size-asian="10pt" fo:hyphenate="false"/>
    </style:style>
    <style:style style:name="bulletexample" style:display-name="bullet example" style:family="paragraph" style:parent-style-name="bulletedlist">
      <style:paragraph-properties fo:text-indent="0in">
        <style:tab-stops>
          <style:tab-stop style:type="left" style:position="0in"/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</style:tab-stops>
      </style:paragraph-properties>
      <style:text-properties style:font-name="Courier" style:font-name-complex="Courier" fo:hyphenate="false"/>
    </style:style>
    <style:style style:name="bulletedfollower" style:display-name="bulleted follower" style:family="paragraph" style:parent-style-name="bulletedlist">
      <style:paragraph-properties fo:margin-bottom="0.0833in" fo:text-indent="0in"/>
      <style:text-properties fo:hyphenate="false"/>
    </style:style>
    <style:style style:name="dfcv" style:display-name="dfcv" style:family="paragraph" style:parent-style-name="Forth">
      <style:paragraph-properties fo:margin-left="0.75in">
        <style:tab-stops>
          <style:tab-stop style:type="left" style:position="0in"/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</style:tab-stops>
      </style:paragraph-properties>
      <style:text-properties fo:hyphenate="false"/>
    </style:style>
    <style:style style:name="dfnote" style:display-name="dfnote" style:family="paragraph" style:parent-style-name="definition">
      <style:text-properties style:font-name="Zapf Dingbats" style:font-name-complex="Zapf Dingbats" fo:hyphenate="false"/>
    </style:style>
    <style:style style:name="table3" style:display-name="table3" style:family="paragraph" style:parent-style-name="cv">
      <style:paragraph-properties>
        <style:tab-stops>
          <style:tab-stop style:type="left" style:position="0in"/>
          <style:tab-stop style:type="left" style:position="0.2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3.1875in"/>
        </style:tab-stops>
      </style:paragraph-properties>
      <style:text-properties fo:hyphenate="false"/>
    </style:style>
    <style:style style:name="t3head" style:display-name="t3head" style:family="paragraph" style:parent-style-name="table3">
      <style:paragraph-properties fo:border-top="none" fo:border-left="none" fo:border-bottom="0.0104in solid #000000" fo:border-right="none" fo:padding="0in" style:shadow="none" fo:margin-bottom="0.0833in"/>
      <style:text-properties style:font-name="Helvetica" style:font-name-complex="Helvetica" fo:font-weight="bold" style:font-weight-asian="bold" fo:font-size="9pt" style:font-size-asian="9pt" fo:hyphenate="false"/>
    </style:style>
    <style:style style:name="head" style:display-name="head" style:family="paragraph" style:parent-style-name="Heading3" style:default-outline-level="3">
      <style:text-properties fo:hyphenate="false"/>
    </style:style>
    <style:style style:name="times14point" style:display-name="times 14 point" style:family="paragraph" style:parent-style-name="tx">
      <style:paragraph-properties fo:margin-top="0in" fo:margin-bottom="0.0833in" fo:margin-left="0in">
        <style:tab-stops/>
      </style:paragraph-properties>
      <style:text-properties fo:hyphenate="false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/>
      </style:header>
      <style:header-left>
        <text:p text:style-name="Header"><text:tab/></text:p>
      </style:header-left>
      <style:footer>
        <text:p text:style-name="Footer"><text:tab/>MIDI Manager and Custom MIDI<text:tab/>8 -<text:s/><text:page-number style:num-format="1">1</text:page-number></text:p>
      </style:footer>
      <style:footer-left>
        <text:p text:style-name="Footer">8 -<text:s/><text:page-number style:num-format="1">1</text:page-number><text:tab/>MIDI Manager and Custom MIDI</text:p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subject/>
    <meta:initial-creator>EZ</meta:initial-creator>
    <dc:creator>EZ</dc:creator>
    <meta:creation-date>2013-07-07T01:22:00Z</meta:creation-date>
    <dc:date>2013-07-07T01:22:00Z</dc:date>
    <meta:template xlink:href="Normal.dotm" xlink:type="simple"/>
    <meta:editing-cycles>2</meta:editing-cycles>
    <meta:editing-duration>PT0S</meta:editing-duration>
    <meta:document-statistic meta:page-count="3" meta:paragraph-count="10" meta:word-count="765" meta:character-count="5117" meta:row-count="36" meta:non-whitespace-character-count="4362"/>
  </office:meta>
</office:document-meta>
</file>